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Standard" style:list-style-name="L1">
      <style:paragraph-properties fo:line-height="150%" fo:text-align="justify" style:justify-single-word="false"/>
    </style:style>
    <style:style style:name="P3" style:family="paragraph" style:parent-style-name="Standard" style:list-style-name="L2">
      <style:paragraph-properties fo:line-height="150%" fo:text-align="justify" style:justify-single-word="false"/>
    </style:style>
    <style:style style:name="P4" style:family="paragraph" style:parent-style-name="Standard" style:list-style-name="L3">
      <style:paragraph-properties fo:line-height="150%" fo:text-align="justify" style:justify-single-word="false"/>
    </style:style>
    <style:style style:name="P5" style:family="paragraph" style:parent-style-name="Standard" style:list-style-name="L4">
      <style:paragraph-properties fo:line-height="150%" fo:text-align="justify" style:justify-single-word="false"/>
    </style:style>
    <style:style style:name="P6" style:family="paragraph" style:parent-style-name="Standard">
      <style:paragraph-properties fo:line-height="150%" fo:text-align="center" style:justify-single-word="false"/>
    </style:style>
    <style:style style:name="P7" style:family="paragraph" style:parent-style-name="Standard">
      <style:paragraph-properties fo:line-height="100%" fo:text-align="end" style:justify-single-word="false"/>
    </style:style>
    <style:style style:name="P8" style:family="paragraph" style:parent-style-name="Standard">
      <style:paragraph-properties fo:line-height="150%" fo:text-align="justify" style:justify-single-word="false"/>
      <style:text-properties style:text-underline-style="solid" style:text-underline-width="auto" style:text-underline-color="font-color"/>
    </style:style>
    <style:style style:name="P9" style:family="paragraph" style:parent-style-name="Footnote">
      <style:paragraph-properties fo:margin-left="0cm" fo:margin-right="0cm" fo:text-align="start" style:justify-single-word="false" fo:orphans="2" fo:widows="2" fo:text-indent="0cm" style:auto-text-indent="false"/>
    </style:style>
    <style:style style:name="T1" style:family="text">
      <style:text-properties fo:font-variant="normal" fo:text-transform="none" fo:color="#bb6633" style:font-name="sans-serif" fo:font-size="9pt" fo:letter-spacing="normal" fo:font-style="normal" style:text-underline-style="solid" style:text-underline-width="auto" style:text-underline-color="font-color" fo:font-weight="normal" fo:background-color="transparent"/>
    </style:style>
    <style:style style:name="T2" style:family="text">
      <style:text-properties fo:font-style="normal" style:font-style-asian="normal" style:font-style-complex="normal"/>
    </style:style>
    <style:style style:name="T3" style:family="text">
      <style:text-properties style:text-underline-style="solid" style:text-underline-width="auto" style:text-underline-color="font-color"/>
    </style:style>
    <style:style style:name="T4" style:family="text">
      <style:text-properties fo:font-style="italic" style:font-style-asian="italic" style:font-style-complex="italic"/>
    </style:style>
    <style:style style:name="T5" style:family="text">
      <style:text-properties style:text-underline-style="non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José Manuel Prado Appecex</text:p>
      <text:p text:style-name="P7">Abril de 2023</text:p>
      <text:p text:style-name="P6"/>
      <text:p text:style-name="P6">VARIACIÓN DE LA POBLACIÓN CHINA:</text:p>
      <text:p text:style-name="P6">DESEQUILIBRIOS Y PROBLEMAS</text:p>
      <text:p text:style-name="P6"/>
      <text:p text:style-name="P1"><text:tab/>Introducción a la cuestión y contexto:</text:p>
      <text:p text:style-name="P1"/>
      <text:p text:style-name="P1">China ha sido hasta hace poco el país más poblado del mundo (muy recientemente sobrepasado por India). En el caso del país objeto de nuestro estudio, las tendencias naturales de evolución de la población se han visto afectadas enormemente por decisiones políticas. Estas decisiones han tomado distinta forma, yendo desde meros lemas o consejos para la población hasta la promulgación de severas leyes con sendos castigos en caso de su incumplimiento. Además, en el propio siglo XX hemos visto un cambio de dirección de 180º: <text:s/>a mediados de siglo Mao alentaba políticas natalistas al considerar que era positivo para China que esta tuviera una política numerosa<text:note text:id="ftn0" text:note-class="footnote"><text:note-citation>1</text:note-citation><text:note-body><text:p text:style-name="P9">Fuente: <text:a xlink:type="simple" xlink:href="http://apuntesdedemografia.wordpress.com/polpob/maltusianismo/china-y-el-hijo-unico/" text:style-name="Internet_20_link" text:visited-style-name="Visited_20_Internet_20_Link"><text:span text:style-name="T1">China y el hijo único. La política de control demográfico más famosa del mundo: China y el hijo único, en Apuntes de demografía</text:span></text:a> (consultado el 16/04/2023)</text:p></text:note-body></text:note> pero pocos años más tarde hubo un viraje hacia políticas <text:span text:style-name="T4">soft</text:span><text:span text:style-name="T2"> de control de la natalidad que luego se endurecerían enormemente tomando la forma de intervenciones radicales del gobierno en el ámbito de la reproducción.</text:span></text:p>
      <text:p text:style-name="P1"><text:span text:style-name="T2"/></text:p>
      <text:p text:style-name="P1"><text:span text:style-name="T2"><text:tab/>Hipótesis:</text:span></text:p>
      <text:p text:style-name="P1"><text:span text:style-name="T2"/></text:p>
      <text:p text:style-name="P1"><text:span text:style-name="T2">Las políticas de control de la natalidad a lo largo del siglo XX en China han generado grandes desequilibrios en la población con problemas que se sienten hoy en día y que tardarán mucho en resolverse –si logran resolverse–.</text:span></text:p>
      <text:p text:style-name="P1"><text:span text:style-name="T2"/></text:p>
      <text:p text:style-name="P1"><text:span text:style-name="T2">En concreto, algunos de estos problemas explícitamente comprobados en este EDA son:</text:span></text:p>
      <text:list xml:id="list3988904311570312981" text:style-name="L1">
        <text:list-item>
          <text:list>
            <text:list-item>
              <text:list>
                <text:list-item>
                  <text:p text:style-name="P2"><text:span text:style-name="T2">Reducción de la tasa de fertilidad.</text:span></text:p>
                  <text:list>
                    <text:list-item>
                      <text:p text:style-name="P2"><text:span text:style-name="T2">Envejecimiento de la población. Incremento del ratio de dependencia. </text:span></text:p>
                    </text:list-item>
                    <text:list-item>
                      <text:p text:style-name="P2"><text:span text:style-name="T2">No alcanzar la tasa de sustitución.</text:span></text:p>
                    </text:list-item>
                    <text:list-item>
                      <text:p text:style-name="P2"><text:span text:style-name="T2">Multitud de problemas derivados.</text:span></text:p>
                    </text:list-item>
                  </text:list>
                </text:list-item>
                <text:list-item>
                  <text:p text:style-name="P2"><text:span text:style-name="T2">Ante el control de la natalidad, preferencia por el hijo masculino.</text:span></text:p>
                  <text:list>
                    <text:list-item>
                      <text:p text:style-name="P2"><text:span text:style-name="T2">Nacimientos selectivos.</text:span></text:p>
                    </text:list-item>
                    <text:list-item>
                      <text:p text:style-name="P2"><text:span text:style-name="T2">Desproporción entre población masculina y femenina con preponderancia de la primera.</text:span></text:p>
                    </text:list-item>
                  </text:list>
                </text:list-item>
              </text:list>
            </text:list-item>
          </text:list>
        </text:list-item>
      </text:list>
      <text:p text:style-name="P1"><text:soft-page-break/><text:span text:style-name="T2"><text:tab/>Demostración de las hipótesis</text:span></text:p>
      <text:p text:style-name="P1"><text:span text:style-name="T2"/></text:p>
      <text:list xml:id="list2643136985051962756" text:style-name="L2">
        <text:list-item>
          <text:p text:style-name="P3"><text:span text:style-name="T2">Reducción de la tasa de fertilidad.</text:span></text:p>
        </text:list-item>
      </text:list>
      <text:p text:style-name="P1"><text:span text:style-name="T2">Lo ideal hubiera sido hacer el estudio con datos de todo el siglo XX pero los únicos datos estructurados y fiables que hemos encontrado comienzan en 1950. Por tanto en la exposición la explosión demográfica de la primera mitad del siglo no queda tan patente como nos gustaría.</text:span></text:p>
      <text:p text:style-name="P1"><text:span text:style-name="T2"/></text:p>
      <text:p text:style-name="P1"><text:span text:style-name="T2">De todas formas estudiando el crecimiento interanual y la tasa de natalidad de China desde 1950 en adelante podemos ver que estos presentan similitudes y que además han variado en consonancia con <text:s/>factores históricos:</text:span></text:p>
      <text:list xml:id="list2880006934459203878" text:style-name="L3">
        <text:list-item>
          <text:list>
            <text:list-item>
              <text:p text:style-name="P4"><text:span text:style-name="T2">Entre 1958 y 1962, la catástrofe del Gran Salto Adelante</text:span><text:span text:style-name="T2"><text:note text:id="ftn1" text:note-class="footnote"><text:note-citation>2</text:note-citation><text:note-body><text:p text:style-name="Footnote">El Gran Salto Adelante (GDA) fue un período entre 1958 y 1961 en el que se intentó industrializar China a marchas forzadas. El experimento económico y social fue un fracaso y acabó convirtiéndose en la mayor crisis económica de la historia mundial. Se calcula que la hambruna provocó entre 20 y 45 millones de muertes. </text:p></text:note-body></text:note></text:span><text:span text:style-name="T2">. Ambos valores descienden bruscamente pero luego se recuperan.</text:span></text:p>
            </text:list-item>
            <text:list-item>
              <text:p text:style-name="P4"><text:span text:style-name="T2">A partir de 1963, políticas </text:span><text:span text:style-name="T4">suaves</text:span><text:span text:style-name="T2"> de control de la natalidad., tales como educación para las familias sobre los beneficios para la salud y el desarrollo del individuo y del hijo de casarse y tener hijos de forma tardía. Tienen algo más de efecto que la ciudad que en el campo.</text:span></text:p>
            </text:list-item>
            <text:list-item>
              <text:p text:style-name="P4"><text:span text:style-name="T2">1978 pequeño pero efímero impulso de la natalidad por la apertura de la economía. Las mejoras económicas, de todos modos, acaban suponiendo un factor decisivo para el descenso de la natalidad de un país y comprobamos que China no es una excepción.</text:span></text:p>
            </text:list-item>
            <text:list-item>
              <text:p text:style-name="P4"><text:span text:style-name="T2">Promulgación de la política del Hijo Único en 1980. En términos generales <text:s/>–pues había excepciones– , esta política prohibe a las parejas tener más de un hijo. En caso de incumplimiento se aplicaban sanciones económicas y de otros tipos.</text:span><text:span text:style-name="T2"><text:note text:id="ftn2" text:note-class="footnote"><text:note-citation>3</text:note-citation><text:note-body><text:p text:style-name="Footnote">Fuente: <text:a xlink:type="simple" xlink:href="https://www.britannica.com/topic/one-child-policy" text:style-name="Internet_20_link" text:visited-style-name="Visited_20_Internet_20_Link">https://www.britannica.com/topic/one-child-policy</text:a> (consultado el 16/04/2023)</text:p></text:note-body></text:note></text:span></text:p>
            </text:list-item>
            <text:list-item>
              <text:p text:style-name="P4"><text:span text:style-name="T2">El final de la política del Hijo Único en 2016 ha sido un esfuerzo por mejorar las cifras de natalidad pero llegados al punto de desarrollo económico actual del país esta medida por sí misma es inefectiva.</text:span></text:p>
            </text:list-item>
            <text:list-item>
              <text:p text:style-name="P4"><text:span text:style-name="T2">En resumen, en un período de 20 años como es el de 1970 a 1990, la tasa de natalidad se hunde desde 6 hijos por mujer hasta 2 hijos por mujer. El crecimiento interanual de la población también se reduce.</text:span></text:p>
            </text:list-item>
            <text:list-item>
              <text:p text:style-name="P4"><text:span text:style-name="T2">El problema se agrava cuando concurren caída de la natalidad con aumento de la longevidad a partir de 1980.</text:span></text:p>
            </text:list-item>
          </text:list>
        </text:list-item>
      </text:list>
      <text:p text:style-name="P1"><text:span text:style-name="T2"><text:tab/></text:span></text:p>
      <text:list xml:id="list40593934" text:continue-list="list2643136985051962756" text:style-name="L2">
        <text:list-item>
          <text:p text:style-name="P3"><text:span text:style-name="T2">Preferencia por el hijo masculino.</text:span></text:p>
        </text:list-item>
      </text:list>
      <text:list xml:id="list921379900334215908" text:style-name="L4">
        <text:list-item>
          <text:list>
            <text:list-item>
              <text:p text:style-name="P5"><text:soft-page-break/><text:span text:style-name="T2">Comprobamos que desde 1970 el número de nacimientos de hombres en China crece desde el valor normal (105 nacimientos de hombres por cada 100 nacimientos de mujer) en 1970 a máximos de 118 nacimientos de hombres en la primera década del siglo XXI, una cifra que no corresponde para nada con la naturaleza biológica del ser humano. Parece que la tendencia empieza a regularse ligeramente aproximadamente a partir de 2008 pero aún sigue en valores completamente desproporcionados. Lamentablemente la fuente de datos disponible no contempla valores para los años más recientes.</text:span></text:p>
            </text:list-item>
            <text:list-item>
              <text:p text:style-name="P5"><text:span text:style-name="T2">Esta desproporción viene dada por la preferencia cultural por el hijo masculino. Tradicionalmente la hija abandona el hogar familiar para pasar a formar parte de la familia del marido. En este contexto y sobre todo en el ámbito rural pero también en el urbano se llevaron a cabo procesos abortivos de fetos femeninos, abandono de niñas e incluso llegándose incluso a acabar con la vida de la niña una vez nacida. Las medidas del gobierno tales como prohibir los métodos de identificación del sexo del bebé han sido ineficaces para paliar este problema.</text:span></text:p>
            </text:list-item>
            <text:list-item>
              <text:p text:style-name="P5"><text:span text:style-name="T2">En la actualidad hay un exceso de más de 30 millones de hombres sobre el número de mujeres en China. Esto conlleva problemas sociales. </text:span></text:p>
            </text:list-item>
          </text:list>
        </text:list-item>
      </text:list>
      <text:p text:style-name="P1"><text:span text:style-name="T2"/></text:p>
      <text:p text:style-name="P1"><text:span text:style-name="T2"/></text:p>
      <text:p text:style-name="P1"><text:span text:style-name="T2"/></text:p>
      <text:p text:style-name="P1"><text:span text:style-name="T2"><text:tab/>Posibles líneas de estudio futuras:</text:span></text:p>
      <text:p text:style-name="P1"><text:span text:style-name="T2">Oportunidades</text:span></text:p>
      <text:p text:style-name="P8"><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4-16T20:35:34.25</meta:creation-date>
    <meta:editing-duration>P0D</meta:editing-duration>
    <meta:editing-cycles>1</meta:editing-cycles>
    <meta:generator>OpenOffice/4.1.7$Win32 OpenOffice.org_project/417m1$Build-9800</meta:generator>
    <meta:document-statistic meta:table-count="0" meta:image-count="0" meta:object-count="0" meta:page-count="3" meta:paragraph-count="37" meta:word-count="930" meta:character-count="5569"/>
    <meta:user-defined meta:name="Info 1"/>
    <meta:user-defined meta:name="Info 2"/>
    <meta:user-defined meta:name="Info 3"/>
    <meta:user-defined meta:name="Info 4"/>
  </office:meta>
</office:document-meta>
</file>